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PairGeneratorSpi.KeyPairGenerator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Spi.initialize( java . security . spec . AlgorithmParameterSpec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